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0.05pt solid #000000" fo:border-top="none" fo:border-bottom="0.05pt solid #000000"/>
    </style:style>
    <style:style style:name="seguidores" style:family="table">
      <style:table-properties style:width="1.0549in" table:align="left"/>
    </style:style>
    <style:style style:name="seguidores.A" style:family="table-column">
      <style:table-column-properties style:column-width="0.2229in"/>
    </style:style>
    <style:style style:name="seguidores.B" style:family="table-column">
      <style:table-column-properties style:column-width="0.8319in"/>
    </style:style>
    <style:style style:name="seguidores.A1" style:family="table-cell">
      <style:table-cell-properties fo:padding="0.0382in" fo:border-left="0.05pt solid #000000" fo:border-right="none" fo:border-top="0.05pt solid #000000" fo:border-bottom="0.05pt solid #000000"/>
    </style:style>
    <style:style style:name="seguidores.B1" style:family="table-cell">
      <style:table-cell-properties fo:padding="0.0382in" fo:border="0.05pt solid #000000"/>
    </style:style>
    <style:style style:name="seguidores.A2" style:family="table-cell">
      <style:table-cell-properties fo:padding="0.0382in" fo:border-left="0.05pt solid #000000" fo:border-right="none" fo:border-top="none" fo:border-bottom="0.05pt solid #000000"/>
    </style:style>
    <style:style style:name="seguidores.B2" style:family="table-cell">
      <style:table-cell-properties fo:padding="0.0382in" fo:border-left="0.05pt solid #000000" fo:border-right="0.05pt solid #000000" fo:border-top="none" fo:border-bottom="0.05pt solid #000000"/>
    </style:style>
    <style:style style:name="reconhecer_5f_cadeia" style:display-name="reconhecer_cadeia" style:family="table">
      <style:table-properties style:width="2.2924in" table:align="left"/>
    </style:style>
    <style:style style:name="reconhecer_5f_cadeia.A" style:display-name="reconhecer_cadeia.A" style:family="table-column">
      <style:table-column-properties style:column-width="1.0174in"/>
    </style:style>
    <style:style style:name="reconhecer_5f_cadeia.B" style:display-name="reconhecer_cadeia.B" style:family="table-column">
      <style:table-column-properties style:column-width="0.8257in"/>
    </style:style>
    <style:style style:name="reconhecer_5f_cadeia.C" style:display-name="reconhecer_cadeia.C" style:family="table-column">
      <style:table-column-properties style:column-width="0.4493in"/>
    </style:style>
    <style:style style:name="reconhecer_5f_cadeia.A1" style:display-name="reconhecer_cadeia.A1" style:family="table-cell">
      <style:table-cell-properties fo:padding="0.0382in" fo:border-left="0.05pt solid #000000" fo:border-right="none" fo:border-top="0.05pt solid #000000" fo:border-bottom="0.05pt solid #000000"/>
    </style:style>
    <style:style style:name="reconhecer_5f_cadeia.C1" style:display-name="reconhecer_cadeia.C1" style:family="table-cell">
      <style:table-cell-properties fo:padding="0.0382in" fo:border="0.05pt solid #000000"/>
    </style:style>
    <style:style style:name="reconhecer_5f_cadeia.A2" style:display-name="reconhecer_cadeia.A2" style:family="table-cell">
      <style:table-cell-properties fo:padding="0.0382in" fo:border-left="0.05pt solid #000000" fo:border-right="none" fo:border-top="none" fo:border-bottom="0.05pt solid #000000"/>
    </style:style>
    <style:style style:name="reconhecer_5f_cadeia.C2" style:display-name="reconhecer_cadei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style:font-name="Ubuntu" officeooo:paragraph-rsid="001b81f1"/>
    </style:style>
    <style:style style:name="P2" style:family="paragraph" style:parent-style-name="Standard">
      <style:text-properties style:text-position="0% 100%" style:font-name="Ubuntu" officeooo:paragraph-rsid="001c173a"/>
    </style:style>
    <style:style style:name="P3" style:family="paragraph" style:parent-style-name="Standard">
      <style:text-properties style:text-position="0% 100%" style:font-name="Ubuntu" officeooo:paragraph-rsid="001ccc99"/>
    </style:style>
    <style:style style:name="P4" style:family="paragraph" style:parent-style-name="Standard">
      <style:text-properties style:text-position="0% 100%" style:font-name="Ubuntu" officeooo:paragraph-rsid="002077bd"/>
    </style:style>
    <style:style style:name="P5" style:family="paragraph" style:parent-style-name="Standard">
      <style:text-properties style:text-position="0% 100%" style:font-name="Ubuntu" officeooo:paragraph-rsid="0021eb71"/>
    </style:style>
    <style:style style:name="P6" style:family="paragraph" style:parent-style-name="Standard">
      <style:text-properties style:text-position="0% 100%" style:font-name="Ubuntu" officeooo:paragraph-rsid="00239bb9"/>
    </style:style>
    <style:style style:name="P7" style:family="paragraph" style:parent-style-name="Standard">
      <style:text-properties style:text-position="0% 100%" style:font-name="Ubuntu" officeooo:paragraph-rsid="0023b453"/>
    </style:style>
    <style:style style:name="P8" style:family="paragraph" style:parent-style-name="Standard">
      <style:text-properties style:text-position="0% 100%" style:font-name="Ubuntu" officeooo:paragraph-rsid="0024be90"/>
    </style:style>
    <style:style style:name="P9" style:family="paragraph" style:parent-style-name="Standard">
      <style:text-properties style:text-position="0% 100%" style:font-name="Ubuntu" officeooo:paragraph-rsid="00251500"/>
    </style:style>
    <style:style style:name="P10" style:family="paragraph" style:parent-style-name="Standard">
      <style:text-properties style:text-position="0% 100%" style:font-name="Ubuntu" officeooo:paragraph-rsid="00265968"/>
    </style:style>
    <style:style style:name="P11" style:family="paragraph" style:parent-style-name="Standard">
      <style:text-properties style:text-position="0% 100%" style:font-name="Ubuntu" officeooo:paragraph-rsid="003174a9"/>
    </style:style>
    <style:style style:name="P12" style:family="paragraph" style:parent-style-name="Standard">
      <style:text-properties style:text-position="0% 100%" style:font-name="Ubuntu" officeooo:paragraph-rsid="003de7cd"/>
    </style:style>
    <style:style style:name="P13" style:family="paragraph" style:parent-style-name="Standard">
      <style:text-properties style:font-name="Ubuntu" officeooo:paragraph-rsid="00189bf6"/>
    </style:style>
    <style:style style:name="P14" style:family="paragraph" style:parent-style-name="Standard">
      <style:text-properties style:font-name="Ubuntu" officeooo:paragraph-rsid="0018b32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text-position="0% 100%" style:font-name="Ubuntu" officeooo:paragraph-rsid="003174a9"/>
    </style:style>
    <style:style style:name="P16" style:family="paragraph" style:parent-style-name="Table_20_Contents">
      <style:text-properties style:font-name="Ubuntu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weight="bold" officeooo:paragraph-rsid="002711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"/>
    </style:style>
    <style:style style:name="P20" style:family="paragraph" style:parent-style-name="Table_20_Contents">
      <style:paragraph-properties fo:text-align="center" style:justify-single-word="false"/>
      <style:text-properties style:font-name="Ubuntu" officeooo:paragraph-rsid="00271140"/>
    </style:style>
    <style:style style:name="P21" style:family="paragraph" style:parent-style-name="Table_20_Contents">
      <style:paragraph-properties fo:text-align="center" style:justify-single-word="false"/>
      <style:text-properties style:font-name="Ubuntu" officeooo:paragraph-rsid="002867e3"/>
    </style:style>
    <style:style style:name="P22" style:family="paragraph" style:parent-style-name="Table_20_Contents">
      <style:paragraph-properties fo:text-align="center" style:justify-single-word="false"/>
      <style:text-properties style:font-name="Ubuntu" officeooo:paragraph-rsid="002b34cb"/>
    </style:style>
    <style:style style:name="P23" style:family="paragraph" style:parent-style-name="Table_20_Contents">
      <style:paragraph-properties fo:text-align="center" style:justify-single-word="false"/>
      <style:text-properties style:font-name="Ubuntu" officeooo:paragraph-rsid="002a5afd"/>
    </style:style>
    <style:style style:name="P24" style:family="paragraph" style:parent-style-name="Table_20_Contents">
      <style:paragraph-properties fo:text-align="center" style:justify-single-word="false"/>
      <style:text-properties style:font-name="Ubuntu" officeooo:paragraph-rsid="002bbaa7"/>
    </style:style>
    <style:style style:name="P25" style:family="paragraph" style:parent-style-name="Table_20_Contents">
      <style:paragraph-properties fo:text-align="center" style:justify-single-word="false"/>
      <style:text-properties style:font-name="Ubuntu" officeooo:paragraph-rsid="002db0da"/>
    </style:style>
    <style:style style:name="P26" style:family="paragraph" style:parent-style-name="Table_20_Contents">
      <style:paragraph-properties fo:text-align="center" style:justify-single-word="false"/>
      <style:text-properties style:font-name="Ubuntu" officeooo:paragraph-rsid="002b6e70"/>
    </style:style>
    <style:style style:name="P27" style:family="paragraph" style:parent-style-name="Table_20_Contents">
      <style:paragraph-properties fo:text-align="center" style:justify-single-word="false"/>
      <style:text-properties style:font-name="Ubuntu" officeooo:paragraph-rsid="002e0022"/>
    </style:style>
    <style:style style:name="P28" style:family="paragraph" style:parent-style-name="Table_20_Contents">
      <style:paragraph-properties fo:text-align="center" style:justify-single-word="false"/>
      <style:text-properties style:font-name="Ubuntu" officeooo:paragraph-rsid="002eaef7"/>
    </style:style>
    <style:style style:name="P29" style:family="paragraph" style:parent-style-name="Table_20_Contents">
      <style:paragraph-properties fo:text-align="center" style:justify-single-word="false"/>
      <style:text-properties style:font-name="Ubuntu" officeooo:paragraph-rsid="00308b7e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1pt" fo:font-weight="bold" officeooo:paragraph-rsid="003136cf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0pt" officeooo:paragraph-rsid="002b6e70" style:font-size-asian="10pt" style:font-size-complex="10pt"/>
    </style:style>
    <style:style style:name="P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1pt" fo:font-weight="bold" officeooo:paragraph-rsid="003174a9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style:font-size-asian="10pt" style:font-size-complex="10pt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174a9" style:font-size-asian="10pt" style:font-size-complex="10pt"/>
    </style:style>
    <style:style style:name="P3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18274" style:font-size-asian="10pt" style:font-size-complex="10pt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3103a" style:font-size-asian="10pt" style:font-size-complex="10pt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436fe" style:font-size-asian="10pt" style:font-size-complex="10pt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5461a" style:font-size-asian="10pt" style:font-size-complex="10pt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6b6fb" style:font-size-asian="10pt" style:font-size-complex="10pt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7610b" style:font-size-asian="10pt" style:font-size-complex="10pt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885be" style:font-size-asian="10pt" style:font-size-complex="10pt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92bee" style:font-size-asian="10pt" style:font-size-complex="10pt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Ubuntu" fo:font-size="10pt" officeooo:paragraph-rsid="003ab6f7" style:font-size-asian="10pt" style:font-size-complex="10pt"/>
    </style:style>
    <style:style style:name="T1" style:family="text">
      <style:text-properties officeooo:rsid="00189bf6"/>
    </style:style>
    <style:style style:name="T2" style:family="text">
      <style:text-properties officeooo:rsid="0018b32d"/>
    </style:style>
    <style:style style:name="T3" style:family="text">
      <style:text-properties officeooo:rsid="001a9b62"/>
    </style:style>
    <style:style style:name="T4" style:family="text">
      <style:text-properties style:text-position="sub 58%" officeooo:rsid="001a9b62"/>
    </style:style>
    <style:style style:name="T5" style:family="text">
      <style:text-properties style:text-position="sub 58%" officeooo:rsid="001b81f1"/>
    </style:style>
    <style:style style:name="T6" style:family="text">
      <style:text-properties style:text-position="sub 58%" officeooo:rsid="001c173a"/>
    </style:style>
    <style:style style:name="T7" style:family="text">
      <style:text-properties style:text-position="sub 58%" officeooo:rsid="001ccc99"/>
    </style:style>
    <style:style style:name="T8" style:family="text">
      <style:text-properties style:text-position="sub 58%" officeooo:rsid="001ecc55"/>
    </style:style>
    <style:style style:name="T9" style:family="text">
      <style:text-properties style:text-position="sub 58%" officeooo:rsid="002077bd"/>
    </style:style>
    <style:style style:name="T10" style:family="text">
      <style:text-properties style:text-position="sub 58%" officeooo:rsid="0021eb71"/>
    </style:style>
    <style:style style:name="T11" style:family="text">
      <style:text-properties style:text-position="sub 58%" officeooo:rsid="00239bb9"/>
    </style:style>
    <style:style style:name="T12" style:family="text">
      <style:text-properties style:text-position="sub 58%" officeooo:rsid="0023b453"/>
    </style:style>
    <style:style style:name="T13" style:family="text">
      <style:text-properties style:text-position="sub 58%" officeooo:rsid="0024be90"/>
    </style:style>
    <style:style style:name="T14" style:family="text">
      <style:text-properties style:text-position="sub 58%" officeooo:rsid="00251500"/>
    </style:style>
    <style:style style:name="T15" style:family="text">
      <style:text-properties style:text-position="sub 58%" officeooo:rsid="00256a3f"/>
    </style:style>
    <style:style style:name="T16" style:family="text">
      <style:text-properties style:text-position="sub 58%" officeooo:rsid="00265968"/>
    </style:style>
    <style:style style:name="T17" style:family="text">
      <style:text-properties style:text-position="sub 58%" officeooo:rsid="00271140"/>
    </style:style>
    <style:style style:name="T18" style:family="text">
      <style:text-properties style:text-position="sub 58%" officeooo:rsid="002867e3"/>
    </style:style>
    <style:style style:name="T19" style:family="text">
      <style:text-properties style:text-position="sub 58%" officeooo:rsid="002bbaa7"/>
    </style:style>
    <style:style style:name="T20" style:family="text">
      <style:text-properties style:text-position="sub 58%" officeooo:rsid="002db0da"/>
    </style:style>
    <style:style style:name="T21" style:family="text">
      <style:text-properties style:text-position="sub 58%" officeooo:rsid="002e0022"/>
    </style:style>
    <style:style style:name="T22" style:family="text">
      <style:text-properties style:text-position="sub 58%" officeooo:rsid="002eaef7"/>
    </style:style>
    <style:style style:name="T23" style:family="text">
      <style:text-properties style:text-position="sub 58%" officeooo:rsid="00308b7e"/>
    </style:style>
    <style:style style:name="T24" style:family="text">
      <style:text-properties officeooo:rsid="001b81f1"/>
    </style:style>
    <style:style style:name="T25" style:family="text">
      <style:text-properties style:text-position="0% 100%" officeooo:rsid="00265968"/>
    </style:style>
    <style:style style:name="T26" style:family="text">
      <style:text-properties officeooo:rsid="001c173a"/>
    </style:style>
    <style:style style:name="T27" style:family="text">
      <style:text-properties officeooo:rsid="001ccc99"/>
    </style:style>
    <style:style style:name="T28" style:family="text">
      <style:text-properties officeooo:rsid="001ecc55"/>
    </style:style>
    <style:style style:name="T29" style:family="text">
      <style:text-properties officeooo:rsid="002077bd"/>
    </style:style>
    <style:style style:name="T30" style:family="text">
      <style:text-properties officeooo:rsid="0021eb71"/>
    </style:style>
    <style:style style:name="T31" style:family="text">
      <style:text-properties officeooo:rsid="00239bb9"/>
    </style:style>
    <style:style style:name="T32" style:family="text">
      <style:text-properties officeooo:rsid="0023b453"/>
    </style:style>
    <style:style style:name="T33" style:family="text">
      <style:text-properties officeooo:rsid="0024be90"/>
    </style:style>
    <style:style style:name="T34" style:family="text">
      <style:text-properties officeooo:rsid="00251500"/>
    </style:style>
    <style:style style:name="T35" style:family="text">
      <style:text-properties officeooo:rsid="00256a3f"/>
    </style:style>
    <style:style style:name="T36" style:family="text">
      <style:text-properties officeooo:rsid="00265968"/>
    </style:style>
    <style:style style:name="T37" style:family="text">
      <style:text-properties officeooo:rsid="00271140"/>
    </style:style>
    <style:style style:name="T38" style:family="text">
      <style:text-properties officeooo:rsid="002867e3"/>
    </style:style>
    <style:style style:name="T39" style:family="text">
      <style:text-properties officeooo:rsid="002a5afd"/>
    </style:style>
    <style:style style:name="T40" style:family="text">
      <style:text-properties officeooo:rsid="002b34cb"/>
    </style:style>
    <style:style style:name="T41" style:family="text">
      <style:text-properties officeooo:rsid="002b6e70"/>
    </style:style>
    <style:style style:name="T42" style:family="text">
      <style:text-properties officeooo:rsid="002bbaa7"/>
    </style:style>
    <style:style style:name="T43" style:family="text">
      <style:text-properties officeooo:rsid="002db0da"/>
    </style:style>
    <style:style style:name="T44" style:family="text">
      <style:text-properties officeooo:rsid="002e0022"/>
    </style:style>
    <style:style style:name="T45" style:family="text">
      <style:text-properties officeooo:rsid="002eaef7"/>
    </style:style>
    <style:style style:name="T46" style:family="text">
      <style:text-properties officeooo:rsid="00308b7e"/>
    </style:style>
    <style:style style:name="T47" style:family="text">
      <style:text-properties officeooo:rsid="003136cf"/>
    </style:style>
    <style:style style:name="T48" style:family="text">
      <style:text-properties officeooo:rsid="003174a9"/>
    </style:style>
    <style:style style:name="T49" style:family="text">
      <style:text-properties officeooo:rsid="00318274"/>
    </style:style>
    <style:style style:name="T50" style:family="text">
      <style:text-properties officeooo:rsid="0033103a"/>
    </style:style>
    <style:style style:name="T51" style:family="text">
      <style:text-properties officeooo:rsid="003436fe"/>
    </style:style>
    <style:style style:name="T52" style:family="text">
      <style:text-properties officeooo:rsid="0035461a"/>
    </style:style>
    <style:style style:name="T53" style:family="text">
      <style:text-properties style:text-underline-style="solid" style:text-underline-width="auto" style:text-underline-color="font-color" officeooo:rsid="00318274"/>
    </style:style>
    <style:style style:name="T54" style:family="text">
      <style:text-properties style:text-underline-style="solid" style:text-underline-width="auto" style:text-underline-color="font-color" officeooo:rsid="0033103a"/>
    </style:style>
    <style:style style:name="T55" style:family="text">
      <style:text-properties style:text-underline-style="solid" style:text-underline-width="auto" style:text-underline-color="font-color" officeooo:rsid="003436fe"/>
    </style:style>
    <style:style style:name="T56" style:family="text">
      <style:text-properties style:text-underline-style="solid" style:text-underline-width="auto" style:text-underline-color="font-color" officeooo:rsid="0036b6fb"/>
    </style:style>
    <style:style style:name="T57" style:family="text">
      <style:text-properties style:text-underline-style="solid" style:text-underline-width="auto" style:text-underline-color="font-color" officeooo:rsid="0035461a"/>
    </style:style>
    <style:style style:name="T58" style:family="text">
      <style:text-properties style:text-underline-style="solid" style:text-underline-width="auto" style:text-underline-color="font-color" officeooo:rsid="0037610b"/>
    </style:style>
    <style:style style:name="T59" style:family="text">
      <style:text-properties officeooo:rsid="0036b6fb"/>
    </style:style>
    <style:style style:name="T60" style:family="text">
      <style:text-properties officeooo:rsid="0037610b"/>
    </style:style>
    <style:style style:name="T61" style:family="text">
      <style:text-properties officeooo:rsid="003885be"/>
    </style:style>
    <style:style style:name="T62" style:family="text">
      <style:text-properties officeooo:rsid="00392bee"/>
    </style:style>
    <style:style style:name="T63" style:family="text">
      <style:text-properties officeooo:rsid="003ab6f7"/>
    </style:style>
    <style:style style:name="T64" style:family="text">
      <style:text-properties officeooo:rsid="003de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(0) &lt;E'&gt; ::= &lt;E&gt;</text:span></text:p>
      <text:p text:style-name="P13"><text:span text:style-name="T1">(1) &lt;E&gt; ::= &lt;E&gt; + &lt;T&gt;</text:span></text:p>
      <text:p text:style-name="P13"><text:span text:style-name="T1">(2) &lt;E&gt; ::= &lt;T&gt;</text:span></text:p>
      <text:p text:style-name="P13"><text:span text:style-name="T1">(3) &lt;T&gt; ::= &lt;T&gt; * &lt;F&gt;</text:span></text:p>
      <text:p text:style-name="P13"><text:span text:style-name="T1">(4) &lt;T&gt; ::= &lt;F&gt;</text:span></text:p>
      <text:p text:style-name="P13"><text:span text:style-name="T1">(5) &lt;F&gt; ::= (&lt;E&gt;)</text:span></text:p>
      <text:p text:style-name="P13"><text:span text:style-name="T1">(6) &lt;F&gt; ::= id</text:span></text:p>
      <text:p text:style-name="P13"><text:span text:style-name="T1"/></text:p>
      <text:p text:style-name="P13"><text:span text:style-name="T1">I</text:span><text:span text:style-name="T4">0</text:span><text:span text:style-name="T1"> = { E' → .E, E → .E + T, E → .T, T → .T * F, T → .F, F → .(E), F → id }</text:span></text:p>
      <text:p text:style-name="P13"><text:span text:style-name="T1"/></text:p>
      <text:p text:style-name="P14"><text:span text:style-name="T2">desvio(I</text:span><text:span text:style-name="T5">0</text:span><text:span text:style-name="T2">, E) = { E' → E. , E → E. + T } </text:span><text:span text:style-name="T3">= I</text:span><text:span text:style-name="T4">1</text:span></text:p>
      <text:p text:style-name="P1"><text:span text:style-name="T24">desvio(I</text:span><text:span text:style-name="T5">0</text:span><text:span text:style-name="T24">, T) = { E → T. , T → T. * F } = I</text:span><text:span text:style-name="T5">2</text:span><text:span text:style-name="T24"> </text:span></text:p>
      <text:p text:style-name="P1"><text:span text:style-name="T24">desvio(I</text:span><text:span text:style-name="T5">0</text:span><text:span text:style-name="T24">, F) = { T → F. } </text:span><text:span text:style-name="T26">= I</text:span><text:span text:style-name="T6">3</text:span></text:p>
      <text:p text:style-name="P1"><text:span text:style-name="T24">desvio(I</text:span><text:span text:style-name="T5">0</text:span><text:span text:style-name="T24">, ( ) = { </text:span><text:span text:style-name="T26">F → (.E), E → .E + T, E → .T, T → .T*F, T → .F, F → .(E), F → .id } = I</text:span><text:span text:style-name="T6">4</text:span></text:p>
      <text:p text:style-name="P2"><text:span text:style-name="T26">desvio(I</text:span><text:span text:style-name="T6">0</text:span><text:span text:style-name="T26">, id) = { F → id. } = I</text:span><text:span text:style-name="T6">5</text:span></text:p>
      <text:p text:style-name="P2"><text:span text:style-name="T26">desvio(I</text:span><text:span text:style-name="T6">1</text:span><text:span text:style-name="T26">, +) = { </text:span><text:span text:style-name="T27">E → E+.T, T → .T*F, T → .F, F → .(E), F → .id } = I</text:span><text:span text:style-name="T7">6</text:span></text:p>
      <text:p text:style-name="P3"><text:span text:style-name="T27">desvio(I</text:span><text:span text:style-name="T7">2</text:span><text:span text:style-name="T27">, *) = { T → T*.F, F → .(E), F → id } = I</text:span><text:span text:style-name="T7">7</text:span></text:p>
      <text:p text:style-name="P3"><text:span text:style-name="T27">desvio(I</text:span><text:span text:style-name="T7">4</text:span><text:span text:style-name="T27">, E) = { F → (E.), E → E.+T } = I</text:span><text:span text:style-name="T7">8</text:span></text:p>
      <text:p text:style-name="P3"><text:span text:style-name="T27">desvio(I</text:span><text:span text:style-name="T7">4</text:span><text:span text:style-name="T27">, T) = I</text:span><text:span text:style-name="T7">2</text:span></text:p>
      <text:p text:style-name="P3"><text:span text:style-name="T27">desvio(</text:span><text:span text:style-name="T28">I</text:span><text:span text:style-name="T8">4</text:span><text:span text:style-name="T28">, F) = I</text:span><text:span text:style-name="T8">3</text:span></text:p>
      <text:p text:style-name="P4"><text:span text:style-name="T29">desvio(I</text:span><text:span text:style-name="T9">4</text:span><text:span text:style-name="T29">, ( ) = I</text:span><text:span text:style-name="T9">4</text:span></text:p>
      <text:p text:style-name="P5"><text:span text:style-name="T30">desvio(I</text:span><text:span text:style-name="T10">4</text:span><text:span text:style-name="T30">, id) = I</text:span><text:span text:style-name="T10">5</text:span></text:p>
      <text:p text:style-name="P6"><text:span text:style-name="T31">desvio(I</text:span><text:span text:style-name="T11">6</text:span><text:span text:style-name="T31">, T) = { E → E+T., T → T.*F } = I</text:span><text:span text:style-name="T11">9</text:span></text:p>
      <text:p text:style-name="P7"><text:span text:style-name="T32">desvio(I</text:span><text:span text:style-name="T12">6</text:span><text:span text:style-name="T32">, F) = </text:span><text:span text:style-name="T33">I</text:span><text:span text:style-name="T13">3</text:span></text:p>
      <text:p text:style-name="P8"><text:span text:style-name="T33">desvio(I</text:span><text:span text:style-name="T13">6</text:span><text:span text:style-name="T33">, ( ) = I</text:span><text:span text:style-name="T13">4</text:span></text:p>
      <text:p text:style-name="P9"><text:span text:style-name="T34">desvio(I</text:span><text:span text:style-name="T14">6</text:span><text:span text:style-name="T34">, id) = I</text:span><text:span text:style-name="T14">5</text:span></text:p>
      <text:p text:style-name="P9"><text:span text:style-name="T34">desvio(I</text:span><text:span text:style-name="T14">7</text:span><text:span text:style-name="T34">, F) = { T → T*F. } = I</text:span><text:span text:style-name="T14">10</text:span></text:p>
      <text:p text:style-name="P9"><text:span text:style-name="T34">desvio(I</text:span><text:span text:style-name="T14">7</text:span><text:span text:style-name="T34">, ( ) = I</text:span><text:span text:style-name="T14">4</text:span></text:p>
      <text:p text:style-name="P9"><text:span text:style-name="T34">desvio(I</text:span><text:span text:style-name="T14">7</text:span><text:span text:style-name="T34">, </text:span><text:span text:style-name="T35">id) = I</text:span><text:span text:style-name="T15">5</text:span></text:p>
      <text:p text:style-name="P10"><text:span text:style-name="T36">desvio(I</text:span><text:span text:style-name="T16">8</text:span><text:span text:style-name="T36">, ) ) = { F → (E). } = I</text:span><text:span text:style-name="T16">11</text:span></text:p>
      <text:p text:style-name="P10"><text:span text:style-name="T36">desvio(I</text:span><text:span text:style-name="T16">8</text:span><text:span text:style-name="T36">, +) = I</text:span><text:span text:style-name="T16">6</text:span></text:p>
      <text:p text:style-name="P10"><text:span text:style-name="T36">desvio(I</text:span><text:span text:style-name="T16">9</text:span><text:span text:style-name="T36">, *) = I</text:span><text:span text:style-name="T16">7</text:span></text:p>
      <text:p text:style-name="P10"><text:span text:style-name="T25"/></text:p>
      <table:table table:name="Table1" table:style-name="Table1">
        <table:table-column table:style-name="Table1.A" table:number-columns-repeated="10"/>
        <table:table-row>
          <table:table-cell table:style-name="Table1.A1" table:number-rows-spanned="2" office:value-type="string">
            <text:p text:style-name="P30"><text:span text:style-name="T47">Estados</text:span></text:p>
          </table:table-cell>
          <table:table-cell table:style-name="Table1.B1" table:number-columns-spanned="6" office:value-type="string">
            <text:p text:style-name="P18"><text:span text:style-name="T37">Açã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8"><text:span text:style-name="T37">Transição</text:span></text:p>
          </table:table-cell>
          <table:covered-table-cell/>
          <table:covered-table-cell/>
        </table:table-row>
        <table:table-row>
          <table:covered-table-cell/>
          <table:table-cell table:style-name="Table1.I13" office:value-type="string">
            <text:p text:style-name="P18"><text:span text:style-name="T37">id</text:span></text:p>
          </table:table-cell>
          <table:table-cell table:style-name="Table1.I13" office:value-type="string">
            <text:p text:style-name="P18"><text:span text:style-name="T37">+</text:span></text:p>
          </table:table-cell>
          <table:table-cell table:style-name="Table1.I13" office:value-type="string">
            <text:p text:style-name="P17">*</text:p>
          </table:table-cell>
          <table:table-cell table:style-name="Table1.I13" office:value-type="string">
            <text:p text:style-name="P18"><text:span text:style-name="T37">(</text:span></text:p>
          </table:table-cell>
          <table:table-cell table:style-name="Table1.I13" office:value-type="string">
            <text:p text:style-name="P18"><text:span text:style-name="T37">)</text:span></text:p>
          </table:table-cell>
          <table:table-cell table:style-name="Table1.I13" office:value-type="string">
            <text:p text:style-name="P18"><text:span text:style-name="T37">$</text:span></text:p>
          </table:table-cell>
          <table:table-cell table:style-name="Table1.I13" office:value-type="string">
            <text:p text:style-name="P18"><text:span text:style-name="T37">E</text:span></text:p>
          </table:table-cell>
          <table:table-cell table:style-name="Table1.I13" office:value-type="string">
            <text:p text:style-name="P18"><text:span text:style-name="T37">T</text:span></text:p>
          </table:table-cell>
          <table:table-cell table:style-name="Table1.J13" office:value-type="string">
            <text:p text:style-name="P18"><text:span text:style-name="T37">F</text:span></text:p>
          </table:table-cell>
        </table:table-row>
        <table:table-row>
          <table:table-cell table:style-name="Table1.A13" office:value-type="string">
            <text:p text:style-name="P18"><text:span text:style-name="T37">0</text:span></text:p>
          </table:table-cell>
          <table:table-cell table:style-name="Table1.I13" office:value-type="string">
            <text:p text:style-name="P20"><text:span text:style-name="T37">s</text:span><text:span text:style-name="T17">5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4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2"><text:span text:style-name="T40">1</text:span></text:p>
          </table:table-cell>
          <table:table-cell table:style-name="Table1.I13" office:value-type="string">
            <text:p text:style-name="P22"><text:span text:style-name="T40">2</text:span></text:p>
          </table:table-cell>
          <table:table-cell table:style-name="Table1.J13" office:value-type="string">
            <text:p text:style-name="P22"><text:span text:style-name="T40">3</text:span></text:p>
          </table:table-cell>
        </table:table-row>
        <table:table-row>
          <table:table-cell table:style-name="Table1.A13" office:value-type="string">
            <text:p text:style-name="P18"><text:span text:style-name="T37">1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6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3"><text:span text:style-name="T39">OK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3" office:value-type="string">
            <text:p text:style-name="P18"><text:span text:style-name="T37">2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4"><text:span text:style-name="T42">r</text:span><text:span text:style-name="T19">2</text:span></text:p>
          </table:table-cell>
          <table:table-cell table:style-name="Table1.I13" office:value-type="string">
            <text:p text:style-name="P21"><text:span text:style-name="T38">s</text:span><text:span text:style-name="T18">7</text:span></text:p>
          </table:table-cell>
          <table:table-cell table:style-name="Table1.I13" office:value-type="string">
            <text:p text:style-name="P24"><text:span text:style-name="T42"/></text:p>
          </table:table-cell>
          <table:table-cell table:style-name="Table1.I13" office:value-type="string">
            <text:p text:style-name="P24"><text:span text:style-name="T42">r</text:span><text:span text:style-name="T19">2</text:span></text:p>
          </table:table-cell>
          <table:table-cell table:style-name="Table1.I13" office:value-type="string">
            <text:p text:style-name="P24"><text:span text:style-name="T42">r</text:span><text:span text:style-name="T19">2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3" office:value-type="string">
            <text:p text:style-name="P18"><text:span text:style-name="T37">3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5"><text:span text:style-name="T43">r</text:span><text:span text:style-name="T20">4</text:span></text:p>
          </table:table-cell>
          <table:table-cell table:style-name="Table1.I13" office:value-type="string">
            <text:p text:style-name="P25"><text:span text:style-name="T43">r</text:span><text:span text:style-name="T20">4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5"><text:span text:style-name="T43">r</text:span><text:span text:style-name="T20">4</text:span></text:p>
          </table:table-cell>
          <table:table-cell table:style-name="Table1.I13" office:value-type="string">
            <text:p text:style-name="P25"><text:span text:style-name="T43">r</text:span><text:span text:style-name="T20">4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3" office:value-type="string">
            <text:p text:style-name="P18"><text:span text:style-name="T37">4</text:span></text:p>
          </table:table-cell>
          <table:table-cell table:style-name="Table1.I13" office:value-type="string">
            <text:p text:style-name="P21"><text:span text:style-name="T38">s</text:span><text:span text:style-name="T18">5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4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2"><text:span text:style-name="T40">8</text:span></text:p>
          </table:table-cell>
          <table:table-cell table:style-name="Table1.I13" office:value-type="string">
            <text:p text:style-name="P22"><text:span text:style-name="T40">2</text:span></text:p>
          </table:table-cell>
          <table:table-cell table:style-name="Table1.J13" office:value-type="string">
            <text:p text:style-name="P22"><text:span text:style-name="T40">3</text:span></text:p>
          </table:table-cell>
        </table:table-row>
        <table:table-row>
          <table:table-cell table:style-name="Table1.A13" office:value-type="string">
            <text:p text:style-name="P18"><text:span text:style-name="T37">5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7"><text:span text:style-name="T44">r</text:span><text:span text:style-name="T21">6</text:span></text:p>
          </table:table-cell>
          <table:table-cell table:style-name="Table1.I13" office:value-type="string">
            <text:p text:style-name="P27"><text:span text:style-name="T44">r</text:span><text:span text:style-name="T21">6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7"><text:span text:style-name="T44">r</text:span><text:span text:style-name="T21">6</text:span></text:p>
          </table:table-cell>
          <table:table-cell table:style-name="Table1.I13" office:value-type="string">
            <text:p text:style-name="P27"><text:span text:style-name="T44">r</text:span><text:span text:style-name="T21">6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3" office:value-type="string">
            <text:p text:style-name="P18"><text:span text:style-name="T37">6</text:span></text:p>
          </table:table-cell>
          <table:table-cell table:style-name="Table1.I13" office:value-type="string">
            <text:p text:style-name="P21"><text:span text:style-name="T38">s</text:span><text:span text:style-name="T18">5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4</text:span></text:p>
          </table:table-cell>
          <table:table-cell table:style-name="Table1.I13" office:value-type="string">
            <text:p text:style-name="P21"><text:span text:style-name="T38"/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6"><text:span text:style-name="T41">9</text:span></text:p>
          </table:table-cell>
          <table:table-cell table:style-name="Table1.J13" office:value-type="string">
            <text:p text:style-name="P26"><text:span text:style-name="T41">3</text:span></text:p>
          </table:table-cell>
        </table:table-row>
        <table:table-row>
          <table:table-cell table:style-name="Table1.A13" office:value-type="string">
            <text:p text:style-name="P18"><text:span text:style-name="T37">7</text:span></text:p>
          </table:table-cell>
          <table:table-cell table:style-name="Table1.I13" office:value-type="string">
            <text:p text:style-name="P21"><text:span text:style-name="T38">s</text:span><text:span text:style-name="T18">5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4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26"><text:span text:style-name="T41">10</text:span></text:p>
          </table:table-cell>
        </table:table-row>
        <table:table-row>
          <table:table-cell table:style-name="Table1.A13" office:value-type="string">
            <text:p text:style-name="P18"><text:span text:style-name="T37">8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6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1"><text:span text:style-name="T38">s</text:span><text:span text:style-name="T18">11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3" office:value-type="string">
            <text:p text:style-name="P18"><text:span text:style-name="T37">9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8"><text:span text:style-name="T45">r</text:span><text:span text:style-name="T22">1</text:span></text:p>
          </table:table-cell>
          <table:table-cell table:style-name="Table1.I13" office:value-type="string">
            <text:p text:style-name="P21"><text:span text:style-name="T38">s</text:span><text:span text:style-name="T18">7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8"><text:span text:style-name="T45">r</text:span><text:span text:style-name="T22">1</text:span></text:p>
          </table:table-cell>
          <table:table-cell table:style-name="Table1.I13" office:value-type="string">
            <text:p text:style-name="P28"><text:span text:style-name="T45">r</text:span><text:span text:style-name="T22">1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3" office:value-type="string">
            <text:p text:style-name="P18"><text:span text:style-name="T37">10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9"><text:span text:style-name="T46">r</text:span><text:span text:style-name="T23">3</text:span></text:p>
          </table:table-cell>
          <table:table-cell table:style-name="Table1.I13" office:value-type="string">
            <text:p text:style-name="P29"><text:span text:style-name="T46">r</text:span><text:span text:style-name="T23">3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29"><text:span text:style-name="T46">r</text:span><text:span text:style-name="T23">3</text:span></text:p>
          </table:table-cell>
          <table:table-cell table:style-name="Table1.I13" office:value-type="string">
            <text:p text:style-name="P29"><text:span text:style-name="T46">r</text:span><text:span text:style-name="T23">3</text:span></text:p>
          </table:table-cell>
          <table:table-cell table:style-name="Table1.I13" office:value-type="string">
            <text:p text:style-name="P19"/>
          </table:table-cell>
          <table:table-cell table:style-name="Table1.I13" office:value-type="string">
            <text:p text:style-name="P19"/>
          </table:table-cell>
          <table:table-cell table:style-name="Table1.J13" office:value-type="string">
            <text:p text:style-name="P19"/>
          </table:table-cell>
        </table:table-row>
        <table:table-row>
          <table:table-cell table:style-name="Table1.A14" office:value-type="string">
            <text:p text:style-name="P18"><text:span text:style-name="T37">11</text:span></text:p>
          </table:table-cell>
          <table:table-cell table:style-name="Table1.I14" office:value-type="string">
            <text:p text:style-name="P19"/>
          </table:table-cell>
          <table:table-cell table:style-name="Table1.I14" office:value-type="string">
            <text:p text:style-name="P29"><text:span text:style-name="T46">r</text:span><text:span text:style-name="T23">5</text:span></text:p>
          </table:table-cell>
          <table:table-cell table:style-name="Table1.I14" office:value-type="string">
            <text:p text:style-name="P29"><text:span text:style-name="T46">r</text:span><text:span text:style-name="T23">5</text:span></text:p>
          </table:table-cell>
          <table:table-cell table:style-name="Table1.I14" office:value-type="string">
            <text:p text:style-name="P19"/>
          </table:table-cell>
          <table:table-cell table:style-name="Table1.I14" office:value-type="string">
            <text:p text:style-name="P29"><text:span text:style-name="T46">r</text:span><text:span text:style-name="T23">5</text:span></text:p>
          </table:table-cell>
          <table:table-cell table:style-name="Table1.I14" office:value-type="string">
            <text:p text:style-name="P29"><text:span text:style-name="T46">r</text:span><text:span text:style-name="T23">5</text:span></text:p>
          </table:table-cell>
          <table:table-cell table:style-name="Table1.I14" office:value-type="string">
            <text:p text:style-name="P19"/>
          </table:table-cell>
          <table:table-cell table:style-name="Table1.I14" office:value-type="string">
            <text:p text:style-name="P19"/>
          </table:table-cell>
          <table:table-cell table:style-name="Table1.J14" office:value-type="string">
            <text:p text:style-name="P19"/>
          </table:table-cell>
        </table:table-row>
      </table:table>
      <table:table table:name="seguidores" table:style-name="seguidores">
        <table:table-column table:style-name="seguidores.A"/>
        <table:table-column table:style-name="seguidores.B"/>
        <text:soft-page-break/>
        <table:table-row>
          <table:table-cell table:style-name="seguidores.A1" office:value-type="string">
            <text:p text:style-name="P19"/>
          </table:table-cell>
          <table:table-cell table:style-name="seguidores.B1" office:value-type="string">
            <text:p text:style-name="P32"><text:span text:style-name="T41">Seguidores</text:span></text:p>
          </table:table-cell>
        </table:table-row>
        <table:table-row>
          <table:table-cell table:style-name="seguidores.A2" office:value-type="string">
            <text:p text:style-name="P26"><text:span text:style-name="T41">E'</text:span></text:p>
          </table:table-cell>
          <table:table-cell table:style-name="seguidores.B2" office:value-type="string">
            <text:p text:style-name="P26"><text:span text:style-name="T41">$</text:span></text:p>
          </table:table-cell>
        </table:table-row>
        <table:table-row>
          <table:table-cell table:style-name="seguidores.A2" office:value-type="string">
            <text:p text:style-name="P26"><text:span text:style-name="T41">E</text:span></text:p>
          </table:table-cell>
          <table:table-cell table:style-name="seguidores.B2" office:value-type="string">
            <text:p text:style-name="P26"><text:span text:style-name="T41">+, ), $</text:span></text:p>
          </table:table-cell>
        </table:table-row>
        <table:table-row>
          <table:table-cell table:style-name="seguidores.A2" office:value-type="string">
            <text:p text:style-name="P26"><text:span text:style-name="T41">T</text:span></text:p>
          </table:table-cell>
          <table:table-cell table:style-name="seguidores.B2" office:value-type="string">
            <text:p text:style-name="P19">*, <text:span text:style-name="T41">+, ), $</text:span></text:p>
          </table:table-cell>
        </table:table-row>
        <table:table-row>
          <table:table-cell table:style-name="seguidores.A2" office:value-type="string">
            <text:p text:style-name="P26"><text:span text:style-name="T41">F</text:span></text:p>
          </table:table-cell>
          <table:table-cell table:style-name="seguidores.B2" office:value-type="string">
            <text:p text:style-name="P19">*, <text:span text:style-name="T41">+, ), $</text:span></text:p>
          </table:table-cell>
        </table:table-row>
      </table:table>
      <text:p text:style-name="P10"><text:span text:style-name="T25"/></text:p>
      <text:p text:style-name="P12"><text:span text:style-name="T64">Exercício: </text:span></text:p>
      <text:p text:style-name="P12"><text:span text:style-name="T64"><text:tab/></text:span><text:span text:style-name="T48">Reconhecer a cadeia: x+y*z</text:span></text:p>
      <text:p text:style-name="P12"><text:span text:style-name="T48"/></text:p>
      <table:table table:name="reconhecer_cadeia" table:style-name="reconhecer_5f_cadeia">
        <table:table-column table:style-name="reconhecer_5f_cadeia.A"/>
        <table:table-column table:style-name="reconhecer_5f_cadeia.B"/>
        <table:table-column table:style-name="reconhecer_5f_cadeia.C"/>
        <table:table-row>
          <table:table-cell table:style-name="reconhecer_5f_cadeia.A1" office:value-type="string">
            <text:p text:style-name="P33"><text:span text:style-name="T48">Pilha</text:span></text:p>
          </table:table-cell>
          <table:table-cell table:style-name="reconhecer_5f_cadeia.A1" office:value-type="string">
            <text:p text:style-name="P33"><text:span text:style-name="T48">Cadeia</text:span></text:p>
          </table:table-cell>
          <table:table-cell table:style-name="reconhecer_5f_cadeia.C1" office:value-type="string">
            <text:p text:style-name="P33"><text:span text:style-name="T48">Ação</text:span></text:p>
          </table:table-cell>
        </table:table-row>
        <table:table-row>
          <table:table-cell table:style-name="reconhecer_5f_cadeia.A2" office:value-type="string">
            <text:p text:style-name="P35"><text:span text:style-name="T48">0</text:span></text:p>
          </table:table-cell>
          <table:table-cell table:style-name="reconhecer_5f_cadeia.A2" office:value-type="string">
            <text:p text:style-name="P35"><text:span text:style-name="T49">i</text:span><text:span text:style-name="T48">d + id * id $</text:span></text:p>
          </table:table-cell>
          <table:table-cell table:style-name="reconhecer_5f_cadeia.C2" office:value-type="string">
            <text:p text:style-name="P35"><text:span text:style-name="T48">s5</text:span></text:p>
          </table:table-cell>
        </table:table-row>
        <table:table-row>
          <table:table-cell table:style-name="reconhecer_5f_cadeia.A2" office:value-type="string">
            <text:p text:style-name="P36"><text:span text:style-name="T49">0</text:span><text:span text:style-name="T53">id5</text:span></text:p>
          </table:table-cell>
          <table:table-cell table:style-name="reconhecer_5f_cadeia.A2" office:value-type="string">
            <text:p text:style-name="P36"><text:span text:style-name="T49">+ id * id $</text:span></text:p>
          </table:table-cell>
          <table:table-cell table:style-name="reconhecer_5f_cadeia.C2" office:value-type="string">
            <text:p text:style-name="P35"><text:span text:style-name="T48">r6</text:span></text:p>
          </table:table-cell>
        </table:table-row>
        <table:table-row>
          <table:table-cell table:style-name="reconhecer_5f_cadeia.A2" office:value-type="string">
            <text:p text:style-name="P36"><text:span text:style-name="T49">0</text:span><text:span text:style-name="T53">F3</text:span></text:p>
          </table:table-cell>
          <table:table-cell table:style-name="reconhecer_5f_cadeia.A2" office:value-type="string">
            <text:p text:style-name="P36"><text:span text:style-name="T49">+ id * id $</text:span></text:p>
          </table:table-cell>
          <table:table-cell table:style-name="reconhecer_5f_cadeia.C2" office:value-type="string">
            <text:p text:style-name="P36"><text:span text:style-name="T49">r4</text:span></text:p>
          </table:table-cell>
        </table:table-row>
        <table:table-row>
          <table:table-cell table:style-name="reconhecer_5f_cadeia.A2" office:value-type="string">
            <text:p text:style-name="P36"><text:span text:style-name="T49">0</text:span><text:span text:style-name="T53">T2</text:span></text:p>
          </table:table-cell>
          <table:table-cell table:style-name="reconhecer_5f_cadeia.A2" office:value-type="string">
            <text:p text:style-name="P36"><text:span text:style-name="T49">+ id * id $</text:span></text:p>
          </table:table-cell>
          <table:table-cell table:style-name="reconhecer_5f_cadeia.C2" office:value-type="string">
            <text:p text:style-name="P36"><text:span text:style-name="T49">r2</text:span></text:p>
          </table:table-cell>
        </table:table-row>
        <table:table-row>
          <table:table-cell table:style-name="reconhecer_5f_cadeia.A2" office:value-type="string">
            <text:p text:style-name="P36"><text:span text:style-name="T49">0E1</text:span></text:p>
          </table:table-cell>
          <table:table-cell table:style-name="reconhecer_5f_cadeia.A2" office:value-type="string">
            <text:p text:style-name="P36"><text:span text:style-name="T49">+ id * id $</text:span></text:p>
          </table:table-cell>
          <table:table-cell table:style-name="reconhecer_5f_cadeia.C2" office:value-type="string">
            <text:p text:style-name="P37"><text:span text:style-name="T50">s6</text:span></text:p>
          </table:table-cell>
        </table:table-row>
        <table:table-row>
          <table:table-cell table:style-name="reconhecer_5f_cadeia.A2" office:value-type="string">
            <text:p text:style-name="P37"><text:span text:style-name="T50">0E1+6</text:span></text:p>
          </table:table-cell>
          <table:table-cell table:style-name="reconhecer_5f_cadeia.A2" office:value-type="string">
            <text:p text:style-name="P37"><text:span text:style-name="T50">id * id $</text:span></text:p>
          </table:table-cell>
          <table:table-cell table:style-name="reconhecer_5f_cadeia.C2" office:value-type="string">
            <text:p text:style-name="P37"><text:span text:style-name="T50">s5</text:span></text:p>
          </table:table-cell>
        </table:table-row>
        <table:table-row>
          <table:table-cell table:style-name="reconhecer_5f_cadeia.A2" office:value-type="string">
            <text:p text:style-name="P37"><text:span text:style-name="T50">0E1+6</text:span><text:span text:style-name="T54">id5</text:span></text:p>
          </table:table-cell>
          <table:table-cell table:style-name="reconhecer_5f_cadeia.A2" office:value-type="string">
            <text:p text:style-name="P37"><text:span text:style-name="T50">* id $</text:span></text:p>
          </table:table-cell>
          <table:table-cell table:style-name="reconhecer_5f_cadeia.C2" office:value-type="string">
            <text:p text:style-name="P38"><text:span text:style-name="T51">r6</text:span></text:p>
          </table:table-cell>
        </table:table-row>
        <table:table-row>
          <table:table-cell table:style-name="reconhecer_5f_cadeia.A2" office:value-type="string">
            <text:p text:style-name="P38"><text:span text:style-name="T51">0E1+6</text:span><text:span text:style-name="T55">F3</text:span></text:p>
          </table:table-cell>
          <table:table-cell table:style-name="reconhecer_5f_cadeia.A2" office:value-type="string">
            <text:p text:style-name="P38"><text:span text:style-name="T50">* id $</text:span></text:p>
          </table:table-cell>
          <table:table-cell table:style-name="reconhecer_5f_cadeia.C2" office:value-type="string">
            <text:p text:style-name="P38"><text:span text:style-name="T51">r4</text:span></text:p>
          </table:table-cell>
        </table:table-row>
        <table:table-row>
          <table:table-cell table:style-name="reconhecer_5f_cadeia.A2" office:value-type="string">
            <text:p text:style-name="P39"><text:span text:style-name="T52">0E1+6T9</text:span></text:p>
          </table:table-cell>
          <table:table-cell table:style-name="reconhecer_5f_cadeia.A2" office:value-type="string">
            <text:p text:style-name="P34">* <text:span text:style-name="T52">id $</text:span></text:p>
          </table:table-cell>
          <table:table-cell table:style-name="reconhecer_5f_cadeia.C2" office:value-type="string">
            <text:p text:style-name="P39"><text:span text:style-name="T52">s7</text:span></text:p>
          </table:table-cell>
        </table:table-row>
        <table:table-row>
          <table:table-cell table:style-name="reconhecer_5f_cadeia.A2" office:value-type="string">
            <text:p text:style-name="P39"><text:span text:style-name="T52">0E1+6T9*7</text:span></text:p>
          </table:table-cell>
          <table:table-cell table:style-name="reconhecer_5f_cadeia.A2" office:value-type="string">
            <text:p text:style-name="P39"><text:span text:style-name="T52">id $</text:span></text:p>
          </table:table-cell>
          <table:table-cell table:style-name="reconhecer_5f_cadeia.C2" office:value-type="string">
            <text:p text:style-name="P40"><text:span text:style-name="T59">s5</text:span></text:p>
          </table:table-cell>
        </table:table-row>
        <table:table-row>
          <table:table-cell table:style-name="reconhecer_5f_cadeia.A2" office:value-type="string">
            <text:p text:style-name="P40"><text:span text:style-name="T52">0E1+6T9*7</text:span><text:span text:style-name="T56">id5</text:span></text:p>
          </table:table-cell>
          <table:table-cell table:style-name="reconhecer_5f_cadeia.A2" office:value-type="string">
            <text:p text:style-name="P40"><text:span text:style-name="T59">$</text:span></text:p>
          </table:table-cell>
          <table:table-cell table:style-name="reconhecer_5f_cadeia.C2" office:value-type="string">
            <text:p text:style-name="P41"><text:span text:style-name="T60">r6</text:span></text:p>
          </table:table-cell>
        </table:table-row>
        <table:table-row>
          <table:table-cell table:style-name="reconhecer_5f_cadeia.A2" office:value-type="string">
            <text:p text:style-name="P41"><text:span text:style-name="T52">0E1+6</text:span><text:span text:style-name="T57">T9*7</text:span><text:span text:style-name="T58">F10</text:span></text:p>
          </table:table-cell>
          <table:table-cell table:style-name="reconhecer_5f_cadeia.A2" office:value-type="string">
            <text:p text:style-name="P41"><text:span text:style-name="T60">$</text:span></text:p>
          </table:table-cell>
          <table:table-cell table:style-name="reconhecer_5f_cadeia.C2" office:value-type="string">
            <text:p text:style-name="P41"><text:span text:style-name="T60">r3</text:span></text:p>
          </table:table-cell>
        </table:table-row>
        <table:table-row>
          <table:table-cell table:style-name="reconhecer_5f_cadeia.A2" office:value-type="string">
            <text:p text:style-name="P41"><text:span text:style-name="T52">0</text:span><text:span text:style-name="T57">E1+6</text:span><text:span text:style-name="T58">T9</text:span></text:p>
          </table:table-cell>
          <table:table-cell table:style-name="reconhecer_5f_cadeia.A2" office:value-type="string">
            <text:p text:style-name="P41"><text:span text:style-name="T60">$</text:span></text:p>
          </table:table-cell>
          <table:table-cell table:style-name="reconhecer_5f_cadeia.C2" office:value-type="string">
            <text:p text:style-name="P42"><text:span text:style-name="T61">r1</text:span></text:p>
          </table:table-cell>
        </table:table-row>
        <table:table-row>
          <table:table-cell table:style-name="reconhecer_5f_cadeia.A2" office:value-type="string">
            <text:p text:style-name="P43"><text:span text:style-name="T62">0E1</text:span></text:p>
          </table:table-cell>
          <table:table-cell table:style-name="reconhecer_5f_cadeia.A2" office:value-type="string">
            <text:p text:style-name="P43"><text:span text:style-name="T62">$</text:span></text:p>
          </table:table-cell>
          <table:table-cell table:style-name="reconhecer_5f_cadeia.C2" office:value-type="string">
            <text:p text:style-name="P44"><text:span text:style-name="T63">OK</text:span></text:p>
          </table:table-cell>
        </table:table-row>
      </table:table>
      <text:p text:style-name="P11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</meta:initial-creator>
    <meta:creation-date>2013-05-24T08:52:14</meta:creation-date>
    <dc:date>2013-05-24T10:04:07</dc:date>
    <dc:creator>thales </dc:creator>
    <meta:editing-duration>PT58M50S</meta:editing-duration>
    <meta:editing-cycles>38</meta:editing-cycles>
    <meta:generator>LibreOffice/4.0.2.2$Linux_X86_64 LibreOffice_project/400m0$Build-2</meta:generator>
    <meta:document-statistic meta:table-count="3" meta:image-count="0" meta:object-count="0" meta:page-count="2" meta:paragraph-count="155" meta:word-count="443" meta:character-count="1346" meta:non-whitespace-character-count="1055"/>
  </office:meta>
</office:document-meta>
</file>